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0761" officeooo:paragraph-rsid="00020761" style:font-weight-asian="bold" style:font-weight-complex="bold"/>
    </style:style>
    <style:style style:name="P2" style:family="paragraph" style:parent-style-name="Standard">
      <style:text-properties fo:font-weight="bold" officeooo:rsid="00031287" officeooo:paragraph-rsid="00028ab4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20761" officeooo:paragraph-rsid="00020761" style:font-weight-asian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020761" officeooo:paragraph-rsid="00020761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italic" fo:font-weight="normal" officeooo:rsid="00020761" officeooo:paragraph-rsid="00020761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text-properties fo:font-style="italic" fo:font-weight="normal" officeooo:rsid="00025459" officeooo:paragraph-rsid="000254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25459" officeooo:paragraph-rsid="00025459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ize="14pt" fo:font-weight="bold" officeooo:paragraph-rsid="000254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rsid="00025459" officeooo:paragraph-rsid="0002545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031287" officeooo:paragraph-rsid="00028ab4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paragraph-properties fo:background-color="#eeeeee">
        <style:background-image/>
      </style:paragraph-properties>
      <style:text-properties fo:font-size="12pt" fo:font-style="italic" fo:font-weight="normal" officeooo:rsid="00025459" officeooo:paragraph-rsid="0002545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25459" style:font-style-asian="normal" style:font-style-complex="normal"/>
    </style:style>
    <style:style style:name="T4" style:family="text">
      <style:text-properties fo:font-style="normal" fo:font-weight="normal" officeooo:rsid="00025459" style:font-style-asian="normal" style:font-weight-asian="normal" style:font-style-complex="normal" style:font-weight-complex="normal"/>
    </style:style>
    <style:style style:name="T5" style:family="text">
      <style:text-properties officeooo:rsid="00025459"/>
    </style:style>
    <style:style style:name="T6" style:family="text">
      <style:text-properties officeooo:rsid="0009e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AMAR BESSEDIK </text:p>
      <text:p text:style-name="P2">Project2: Huffman Codes Using Common Lisp Programming Language</text:p>
      <text:p text:style-name="P2">C<text:span text:style-name="T6">SC</text:span>540 </text:p>
      <text:p text:style-name="P10">03/06/201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01:25.482484522</meta:creation-date>
    <dc:date>2017-03-07T11:24:51.766190045</dc:date>
    <meta:editing-duration>PT13H50M15S</meta:editing-duration>
    <meta:editing-cycles>1</meta:editing-cycles>
    <meta:document-statistic meta:table-count="0" meta:image-count="0" meta:object-count="0" meta:page-count="1" meta:paragraph-count="4" meta:word-count="12" meta:character-count="94" meta:non-whitespace-character-count="83"/>
    <meta:generator>LibreOffice/4.2.8.2$Linux_X86_64 LibreOffice_project/420m0$Build-2</meta:generator>
  </office:meta>
</office:document-meta>
</file>